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66290" officeooo:paragraph-rsid="00166290"/>
    </style:style>
    <style:style style:name="P2" style:family="paragraph" style:parent-style-name="Standard">
      <style:paragraph-properties fo:text-align="start" style:justify-single-word="false"/>
      <style:text-properties officeooo:rsid="00166290" officeooo:paragraph-rsid="00166290"/>
    </style:style>
    <style:style style:name="P3" style:family="paragraph" style:parent-style-name="Standard">
      <style:paragraph-properties fo:text-align="start" style:justify-single-word="false"/>
      <style:text-properties officeooo:rsid="001b0d77" officeooo:paragraph-rsid="001b0d77"/>
    </style:style>
    <style:style style:name="P4" style:family="paragraph" style:parent-style-name="Standard">
      <style:paragraph-properties fo:text-align="start" style:justify-single-word="false"/>
      <style:text-properties officeooo:rsid="001bba75" officeooo:paragraph-rsid="001bba75"/>
    </style:style>
    <style:style style:name="P5" style:family="paragraph" style:parent-style-name="Standard">
      <style:paragraph-properties fo:text-align="start" style:justify-single-word="false"/>
      <style:text-properties officeooo:rsid="00168e7b" officeooo:paragraph-rsid="001d3b00"/>
    </style:style>
    <style:style style:name="T1" style:family="text">
      <style:text-properties officeooo:rsid="0016823b"/>
    </style:style>
    <style:style style:name="T2" style:family="text">
      <style:text-properties officeooo:rsid="001bba75"/>
    </style:style>
    <style:style style:name="T3" style:family="text">
      <style:text-properties officeooo:rsid="001d3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of Purpose – Jason Meziere – University of California, Berkeley</text:p>
      <text:p text:style-name="P2">In order to properly answer the question asked, I will separate my statement of purpose into three section, my aptitude for graduate study, my motivation for graduate study, and why I believe UC Berkeley would be a good intellectual fit for me.</text:p>
      <text:p text:style-name="P2">In order to properly assess my aptitude for graduate study in my area of interest (machine learning), I will address some of my qualifications. For graduate school in general, I am fortunate to have the skills necessary for success. These are hard work and mental resilience. During my time in the military, I was given many challenges, and learned to continue through adversity. This was further solidified on my mission for the Church of Jesus Christ of Latter-Day Saints. During this time, I was asked to go to Australia to serve the community there. While it was difficult much of the time, my resolve to “do hard things” was strenthened. This prepared me for my undergraduate education, where I was able to take 19 or more credits for most of my schooling and work up to 20 hours a week during this time. While I have never been to graduate school, I imagine that this type of work ethic is necessary for graduate school. Not only have I been prepared well for graduate school in general, the courses that I have taken<text:span text:style-name="T1"> lend themselves to a study of machine learning and artificial intelligence. My undergraduate studies have been focused on math, physics, computer science and statistics, giving me a breadth of knowledge not easily matched by my peers. This allows me to see the problem from many viewpoints. This has been evident in the research that I perform. As I have been researching into grain boundary evolution (the movement of the interface between different crystal orientations, i.e. materials science stuff), we found that the application (INL based application MOOSE) that we were using to run our simulations didn’t support what we were trying to do. I then spent some time at Idaho National Laboratory (INL) to implement this. Because of the work that I had done, I was then asked by the staff to continue working there after my research there was concluded. I have seen a consistent trend of this happening at several places that I have researched. These qualifications are what make me a good candidate for graduate study at the University of California, Berkeley.</text:span></text:p>
      <text:p text:style-name="P3">My motivation for coming to graduate school can be summed up rather succinctly, I want to help people, and I believe that machine learning is the way to do it. I don’t think that machine learning in and of itself is what helps people, but the application of it is. Machine learning covers such a broad spectrum that it can be applied in almost any area. Combined with the powerful capabilities that it has, machine learning has the power to change the world for the better in all of these fields. I want to understand how machine learning algorithms work on a mathematical level so that I can take those ideas and incorporate the elsewhere, or bring some other knowledge from another field in and improve the algorithm. <text:span text:style-name="T2">Take, for example, the neural net. When I first learned about this, my teacher described it as a black box. We put something in and we get an answer out. While this is most certainly an oversimplification, I want to know what is happening in that black box. If we can understand it, then the power to improve it is dramatically increased, or we can take those ideas and start to apply them in other places. I believe that this analysis of machine learning can change the way that we think of machine learning, and bridge the current gap between it and statistics. </text:span></text:p>
      <text:p text:style-name="P4">In all of this, there is the question of why I would choose the University of California, Berkeley. The reason that this university stood out to me was because of the faculty. Perhaps the hardest part of the application process was deciding which three <text:span text:style-name="T3">faculty I wish to work with. Every time I looked online for the research of a different faculty member, I was fascinated by what I found and had a hard time pulling myself away. Also, every time I watched a video of one of the profressors giving a lecture, I was again glued to my computer screen. The concepts were explained so simply and with enthusiasm. I want to go to a university like that.</text:span></text:p>
      <text:p text:style-name="P5">On a final note, there are some things that I would like to clarify about my application. On account of the current policies at BYU-Idaho, double majors and double minors are not currently offered. I am appealing this, and things are going fairly well, but my transcript won’t say that I have those majors declared. Also, it is discouraged for teachers to perform research as the university considers itself a <text:soft-page-break/>teaching institution only, so much of the research is generated by students. Hence, there are not as many research opportunities for students. In fact, there are times when I have gone to several classes to recruit for the research I conduct, and it has gone fairly well. Because of this, I have not published any papers. This may not be true for long, though, as I am fairly close to finishing research on grain boundary evolution.</text:p>
      <text:p text:style-name="P5"/>
      <text:p text:style-name="P5">Thank you for your consideration,</text:p>
      <text:p text:style-name="P5">Jason Mez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9:25:22.948598497</meta:creation-date>
    <dc:date>2019-11-03T12:24:38.551830270</dc:date>
    <meta:editing-duration>PT2M56S</meta:editing-duration>
    <meta:editing-cycles>1</meta:editing-cycles>
    <meta:document-statistic meta:table-count="0" meta:image-count="0" meta:object-count="0" meta:page-count="2" meta:paragraph-count="8" meta:word-count="911" meta:character-count="5226" meta:non-whitespace-character-count="4320"/>
    <meta:generator>LibreOffice/6.2.7.1$Linux_X86_64 LibreOffice_project/20$Build-1</meta:generator>
  </office:meta>
</office:document-meta>
</file>